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gradient-name="Pastel_20_Bouquet" draw:opacity="100%" draw:opacity-name="" draw:textarea-horizontal-align="justify" draw:textarea-vertical-align="middle" draw:auto-grow-height="false" fo:min-height="9.514cm" fo:min-width="2.596cm" loext:glow-radius="0cm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3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 draw:fill="solid" draw:fill-color="#729fcf" draw:opacity="32%" draw:shadow="hidden"/>
    </style:style>
    <style:style style:name="P1" style:family="paragraph">
      <loext:graphic-properties draw:fill="gradient" draw:fill-gradient-name="Pastel_20_Bouquet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27cm" svg:height="10.795cm" svg:x="9.62cm" svg:y="2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975.58139534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2" svg:width="1.27cm" svg:height="0.655cm" svg:x="10.207cm" svg:y="6.6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1.207cm" svg:y="4.6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0.207cm" svg:y="5.69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9.907cm" svg:y="10.7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1.407cm" svg:y="9.59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1.407cm" svg:y="7.5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0.407cm" svg:y="8.5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3d:scene draw:style-name="gr2" svg:width="1.27cm" svg:height="0.655cm" svg:x="12.407cm" svg:y="5.1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square" draw:cx="50%" draw:cy="50%" draw:start-color="#e4edd5" draw:end-color="#ffdfdf" draw:start-intensity="100%" draw:end-intensity="100%" draw:angle="30deg" draw:border="0%"/>
    <draw:gradient draw:name="Gradient_20_2" draw:display-name="Gradient 2" draw:style="square" draw:cx="50%" draw:cy="50%" draw:start-color="#b1baa2" draw:end-color="#ccacac" draw:start-intensity="100%" draw:end-intensity="100%" draw:angle="30deg" draw:border="0%"/>
    <draw:gradient draw:name="Pastel_20_Bouquet" draw:display-name="Pastel Bouquet" draw:style="square" draw:cx="50%" draw:cy="50%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2T11:07:22.839719166</meta:creation-date>
    <dc:date>2022-05-12T11:12:44.344307553</dc:date>
    <meta:editing-duration>PT5M21S</meta:editing-duration>
    <meta:editing-cycles>1</meta:editing-cycles>
    <meta:document-statistic meta:object-count="17"/>
    <meta:generator>LibreOffice/7.3.2.2$MacOSX_AARCH64 LibreOffice_project/49f2b1bff42cfccbd8f788c8dc32c1c309559be0</meta:generator>
  </office:meta>
</office:document-meta>
</file>